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338cm" fo:min-width="2.992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338cm" fo:min-width="2.358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338cm" fo:min-width="2.67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338cm" fo:min-width="1.405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338cm" fo:min-width="2.35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492cm" svg:height="1.588cm" svg:x="11.478cm" svg:y="4.809cm">
          <text:p text:style-name="P1">Host </text:p>
          <text:p text:style-name="P1">Abundance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492cm" svg:height="1.588cm" svg:x="16.24cm" svg:y="7.667cm">
          <text:p text:style-name="P1">Pathogen</text:p>
          <text:p text:style-name="P1">Prevalence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492cm" svg:height="1.588cm" svg:x="16.24cm" svg:y="4.809cm">
          <text:p text:style-name="P1">Tick</text:p>
          <text:p text:style-name="P1">Abundanc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2cm" svg:height="1.588cm" svg:x="1.317cm" svg:y="4.809cm">
          <text:p text:style-name="P1">Weathe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492cm" svg:height="1.588cm" svg:x="11.478cm" svg:y="1.317cm">
          <text:p text:style-name="P1">Veget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492cm" svg:height="1.588cm" svg:x="1.317cm" svg:y="1.317cm">
          <text:p text:style-name="P1">Climat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92cm" svg:height="1.588cm" svg:x="6.715cm" svg:y="1.317cm">
          <text:p text:style-name="P1">Fire</text:p>
          <text:p text:style-name="P1">Regime 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3.492cm" svg:height="1.588cm" svg:x="16.558cm" svg:y="20.727cm">
          <text:p text:style-name="P1">Host </text:p>
          <text:p text:style-name="P1">abund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3.492cm" svg:height="1.588cm" svg:x="15.923cm" svg:y="23.584cm">
          <text:p text:style-name="P1">Pathogen</text:p>
          <text:p text:style-name="P1">prevalence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3.492cm" svg:height="1.588cm" svg:x="8.737cm" svg:y="23.18cm">
          <text:p text:style-name="P1">Tick</text:p>
          <text:p text:style-name="P1">abundance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492cm" svg:height="1.588cm" svg:x="15.14cm" svg:y="13.542cm">
          <text:p text:style-name="P1">Canopy</text:p>
          <text:p text:style-name="P1">co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2.858cm" svg:height="1.588cm" svg:x="1.317cm" svg:y="13.623cm">
          <text:p text:style-name="P1">30 yr</text:p>
          <text:p text:style-name="P1">fire days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174cm" svg:height="1.588cm" svg:x="6.08cm" svg:y="13.623cm">
          <text:p text:style-name="P1">15 yr FRI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.492cm" svg:height="1.588cm" svg:x="8.737cm" svg:y="15.747cm">
          <text:p text:style-name="P1">Time since</text:p>
          <text:p text:style-name="P1">fire </text:p>
          <draw:enhanced-geometry svg:viewBox="0 0 21600 21600" draw:type="rectangle" draw:enhanced-path="M 0 0 L 21600 0 21600 21600 0 21600 0 0 Z N"/>
        </draw:custom-shape>
        <draw:custom-shape draw:style-name="gr4" draw:text-style-name="P2" xml:id="id15" draw:id="id15" draw:layer="layout" svg:width="1.905cm" svg:height="1.588cm" svg:x="10.943cm" svg:y="18.385cm">
          <text:p text:style-name="P1">Litter</text:p>
          <text:p text:style-name="P1">co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1.905cm" svg:height="1.588cm" svg:x="14.607cm" svg:y="18.382cm">
          <text:p text:style-name="P1">Litter</text:p>
          <text:p text:style-name="P1">dept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.063cm" svg:y1="2.905cm" svg:x2="3.063cm" svg:y2="4.809cm" draw:start-shape="id1" draw:start-glue-point="2" draw:end-shape="id2" draw:end-glue-point="0" svg:d="M3063 2905v1904" svg:viewBox="0 0 1 1905">
          <text:p/>
        </draw:connector>
        <draw:connector draw:style-name="gr5" draw:text-style-name="P3" draw:layer="layout" draw:type="line" svg:x1="4.809cm" svg:y1="2.111cm" svg:x2="6.715cm" svg:y2="2.111cm" draw:start-shape="id1" draw:start-glue-point="1" draw:end-shape="id3" draw:end-glue-point="3" svg:d="M4809 2111h1906" svg:viewBox="0 0 1907 1">
          <text:p/>
        </draw:connector>
        <draw:connector draw:style-name="gr5" draw:text-style-name="P3" draw:layer="layout" draw:type="line" svg:x1="3.063cm" svg:y1="4.809cm" svg:x2="8.461cm" svg:y2="2.905cm" draw:start-shape="id2" draw:start-glue-point="0" draw:end-shape="id3" draw:end-glue-point="2" svg:d="M3063 4809l5398-1904" svg:viewBox="0 0 5399 1905">
          <text:p/>
        </draw:connector>
        <draw:connector draw:style-name="gr5" draw:text-style-name="P3" draw:layer="layout" draw:type="line" svg:x1="8.461cm" svg:y1="2.905cm" svg:x2="11.478cm" svg:y2="5.603cm" draw:start-shape="id3" draw:start-glue-point="2" draw:end-shape="id4" draw:end-glue-point="3" svg:d="M8461 2905l3017 2698" svg:viewBox="0 0 3018 2699">
          <text:p/>
        </draw:connector>
        <draw:connector draw:style-name="gr5" draw:text-style-name="P3" draw:layer="layout" draw:type="line" svg:x1="10.207cm" svg:y1="2.111cm" svg:x2="11.478cm" svg:y2="2.111cm" draw:start-shape="id3" draw:start-glue-point="1" draw:end-shape="id5" draw:end-glue-point="3" svg:d="M10207 2111h1271" svg:viewBox="0 0 1272 1">
          <text:p/>
        </draw:connector>
        <draw:connector draw:style-name="gr5" draw:text-style-name="P3" draw:layer="layout" draw:type="line" svg:x1="13.224cm" svg:y1="2.905cm" svg:x2="13.224cm" svg:y2="4.809cm" draw:start-shape="id5" draw:start-glue-point="2" draw:end-shape="id4" draw:end-glue-point="0" svg:d="M13224 2905v1904" svg:viewBox="0 0 1 1905">
          <text:p/>
        </draw:connector>
        <draw:connector draw:style-name="gr5" draw:text-style-name="P3" draw:layer="layout" draw:type="line" svg:x1="14.97cm" svg:y1="2.111cm" svg:x2="17.986cm" svg:y2="4.809cm" draw:start-shape="id5" draw:start-glue-point="1" draw:end-shape="id6" draw:end-glue-point="0" svg:d="M14970 2111l3016 2698" svg:viewBox="0 0 3017 2699">
          <text:p/>
        </draw:connector>
        <draw:connector draw:style-name="gr5" draw:text-style-name="P3" draw:layer="layout" draw:type="line" svg:x1="17.986cm" svg:y1="6.397cm" svg:x2="17.986cm" svg:y2="7.667cm" draw:start-shape="id6" draw:start-glue-point="2" draw:end-shape="id7" draw:end-glue-point="0" svg:d="M17986 6397v1270" svg:viewBox="0 0 1 1271">
          <text:p/>
        </draw:connector>
        <draw:connector draw:style-name="gr5" draw:text-style-name="P3" draw:layer="layout" draw:type="line" svg:x1="13.224cm" svg:y1="6.397cm" svg:x2="16.24cm" svg:y2="8.461cm" draw:start-shape="id4" draw:start-glue-point="2" draw:end-shape="id7" draw:end-glue-point="3" svg:d="M13224 6397l3016 2064" svg:viewBox="0 0 3017 2065">
          <text:p/>
        </draw:connector>
        <draw:connector draw:style-name="gr5" draw:text-style-name="P3" draw:layer="layout" draw:type="line" svg:x1="2.746cm" svg:y1="15.211cm" svg:x2="4.968cm" svg:y2="18.822cm" draw:start-shape="id8" draw:start-glue-point="2" draw:end-shape="id9" draw:end-glue-point="0" svg:d="M2746 15211l2222 3611" svg:viewBox="0 0 2223 3612">
          <text:p/>
        </draw:connector>
        <draw:connector draw:style-name="gr5" draw:text-style-name="P3" draw:layer="layout" draw:type="line" svg:x1="4.175cm" svg:y1="14.417cm" svg:x2="6.08cm" svg:y2="14.417cm" draw:start-shape="id8" draw:start-glue-point="1" draw:end-shape="id10" draw:end-glue-point="3" svg:d="M4175 14417h1905" svg:viewBox="0 0 1906 1">
          <text:p/>
        </draw:connector>
        <draw:connector draw:style-name="gr5" draw:text-style-name="P3" draw:layer="layout" draw:type="line" svg:x1="7.667cm" svg:y1="15.211cm" svg:x2="8.737cm" svg:y2="16.541cm" draw:start-shape="id10" draw:start-glue-point="2" draw:end-shape="id11" draw:end-glue-point="3" svg:d="M7667 15211l1070 1330" svg:viewBox="0 0 1071 1331">
          <text:p/>
        </draw:connector>
        <draw:connector draw:style-name="gr5" draw:text-style-name="P3" draw:layer="layout" draw:type="line" svg:x1="9.254cm" svg:y1="14.417cm" svg:x2="15.14cm" svg:y2="14.336cm" draw:start-shape="id10" draw:start-glue-point="1" draw:end-shape="id12" draw:end-glue-point="3" svg:d="M9254 14417l5886-81" svg:viewBox="0 0 5887 82">
          <text:p/>
        </draw:connector>
        <draw:connector draw:style-name="gr5" draw:text-style-name="P3" draw:layer="layout" draw:type="line" svg:x1="14.97cm" svg:y1="5.603cm" svg:x2="16.24cm" svg:y2="5.603cm" draw:start-shape="id4" draw:start-glue-point="1" draw:end-shape="id6" draw:end-glue-point="3" svg:d="M14970 5603h1270" svg:viewBox="0 0 1271 1">
          <text:p/>
        </draw:connector>
        <draw:connector draw:style-name="gr5" draw:text-style-name="P3" draw:layer="layout" draw:type="line" svg:x1="10.483cm" svg:y1="17.335cm" svg:x2="10.483cm" svg:y2="23.18cm" draw:start-shape="id11" draw:start-glue-point="2" draw:end-shape="id13" draw:end-glue-point="0" svg:d="M10483 17335v5845" svg:viewBox="0 0 1 5846">
          <text:p/>
        </draw:connector>
        <draw:connector draw:style-name="gr5" draw:text-style-name="P3" draw:layer="layout" draw:type="line" svg:x1="12.229cm" svg:y1="16.541cm" svg:x2="15.559cm" svg:y2="18.382cm" draw:start-shape="id11" draw:start-glue-point="1" draw:end-shape="id14" draw:end-glue-point="0" svg:d="M12229 16541l3330 1841" svg:viewBox="0 0 3331 1842">
          <text:p/>
        </draw:connector>
        <draw:connector draw:style-name="gr5" draw:text-style-name="P3" draw:layer="layout" draw:type="line" svg:x1="10.483cm" svg:y1="17.335cm" svg:x2="11.895cm" svg:y2="18.385cm" draw:start-shape="id11" draw:start-glue-point="2" draw:end-shape="id15" draw:end-glue-point="0" svg:d="M10483 17335l1412 1050" svg:viewBox="0 0 1413 1051">
          <text:p/>
        </draw:connector>
        <draw:connector draw:style-name="gr5" draw:text-style-name="P3" draw:layer="layout" draw:type="line" svg:x1="12.229cm" svg:y1="16.541cm" svg:x2="15.14cm" svg:y2="14.336cm" draw:start-shape="id11" draw:start-glue-point="1" draw:end-shape="id12" draw:end-glue-point="3" svg:d="M12229 16541l2911-2205" svg:viewBox="0 0 2912 2206">
          <text:p/>
        </draw:connector>
        <draw:custom-shape draw:style-name="gr6" draw:text-style-name="P2" xml:id="id9" draw:id="id9" draw:layer="layout" svg:width="2.857cm" svg:height="1.588cm" svg:x="3.54cm" svg:y="18.822cm">
          <text:p text:style-name="P1">1 yr </text:p>
          <text:p text:style-name="P1">humidity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6.886cm" svg:y1="15.13cm" svg:x2="15.559cm" svg:y2="18.382cm" draw:start-shape="id12" draw:start-glue-point="2" draw:end-shape="id14" draw:end-glue-point="0" svg:d="M16886 15130l-1327 3252" svg:viewBox="0 0 1328 3253">
          <text:p/>
        </draw:connector>
        <draw:connector draw:style-name="gr5" draw:text-style-name="P3" draw:layer="layout" draw:type="line" svg:x1="16.886cm" svg:y1="15.13cm" svg:x2="11.895cm" svg:y2="18.385cm" draw:start-shape="id12" draw:start-glue-point="2" draw:end-shape="id15" draw:end-glue-point="0" svg:d="M16886 15130l-4991 3255" svg:viewBox="0 0 4992 3256">
          <text:p/>
        </draw:connector>
        <draw:connector draw:style-name="gr5" draw:text-style-name="P3" draw:layer="layout" draw:type="line" svg:x1="16.886cm" svg:y1="15.13cm" svg:x2="18.304cm" svg:y2="20.727cm" draw:start-shape="id12" draw:start-glue-point="2" draw:end-shape="id16" draw:end-glue-point="0" svg:d="M16886 15130l1418 5597" svg:viewBox="0 0 1419 5598">
          <text:p/>
        </draw:connector>
        <draw:connector draw:style-name="gr5" draw:text-style-name="P3" draw:layer="layout" draw:type="line" svg:x1="4.968cm" svg:y1="20.41cm" svg:x2="8.737cm" svg:y2="23.974cm" draw:start-shape="id9" draw:start-glue-point="2" draw:end-shape="id13" draw:end-glue-point="3" svg:d="M4968 20410l3769 3564" svg:viewBox="0 0 3770 3565">
          <text:p/>
        </draw:connector>
        <draw:connector draw:style-name="gr5" draw:text-style-name="P3" draw:layer="layout" draw:type="line" svg:x1="11.895cm" svg:y1="19.973cm" svg:x2="10.483cm" svg:y2="23.18cm" draw:start-shape="id15" draw:start-glue-point="2" draw:end-shape="id13" draw:end-glue-point="0" svg:d="M11895 19973l-1412 3207" svg:viewBox="0 0 1413 3208">
          <text:p/>
        </draw:connector>
        <draw:connector draw:style-name="gr5" draw:text-style-name="P3" draw:layer="layout" draw:type="line" svg:x1="15.559cm" svg:y1="19.97cm" svg:x2="10.483cm" svg:y2="23.18cm" draw:start-shape="id14" draw:start-glue-point="2" draw:end-shape="id13" draw:end-glue-point="0" svg:d="M15559 19970l-5076 3210" svg:viewBox="0 0 5077 3211">
          <text:p/>
        </draw:connector>
        <draw:connector draw:style-name="gr5" draw:text-style-name="P3" draw:layer="layout" draw:type="line" svg:x1="16.558cm" svg:y1="21.521cm" svg:x2="10.483cm" svg:y2="23.18cm" draw:start-shape="id16" draw:start-glue-point="3" draw:end-shape="id13" draw:end-glue-point="0" svg:d="M16558 21521l-6075 1659" svg:viewBox="0 0 6076 1660">
          <text:p/>
        </draw:connector>
        <draw:connector draw:style-name="gr5" draw:text-style-name="P3" draw:layer="layout" draw:type="line" svg:x1="12.229cm" svg:y1="23.974cm" svg:x2="15.923cm" svg:y2="24.378cm" draw:start-shape="id13" draw:start-glue-point="1" draw:end-shape="id17" draw:end-glue-point="3" svg:d="M12229 23974l3694 404" svg:viewBox="0 0 3695 405">
          <text:p/>
        </draw:connector>
        <draw:connector draw:style-name="gr5" draw:text-style-name="P3" draw:layer="layout" draw:type="line" svg:x1="18.304cm" svg:y1="22.315cm" svg:x2="17.669cm" svg:y2="23.584cm" draw:start-shape="id16" draw:start-glue-point="2" draw:end-shape="id17" draw:end-glue-point="0" svg:d="M18304 22315l-635 1269" svg:viewBox="0 0 636 1270">
          <text:p/>
        </draw:connector>
        <draw:connector draw:style-name="gr5" draw:text-style-name="P3" draw:layer="layout" draw:type="line" svg:x1="16.886cm" svg:y1="15.13cm" svg:x2="10.483cm" svg:y2="23.18cm" draw:start-shape="id12" draw:start-glue-point="2" draw:end-shape="id13" draw:end-glue-point="0" svg:d="M16886 15130l-6403 8050" svg:viewBox="0 0 6404 8051">
          <text:p/>
        </draw:connector>
        <draw:custom-shape draw:style-name="gr2" draw:text-style-name="P2" draw:layer="layout" svg:width="2.858cm" svg:height="1.588cm" svg:x="7.267cm" svg:y="18.386cm">
          <text:p text:style-name="P1">Biomas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29T09:43:54.509106480</meta:creation-date>
    <dc:date>2021-05-04T10:58:45.749412294</dc:date>
    <meta:editing-duration>P3DT23H53S</meta:editing-duration>
    <meta:editing-cycles>2</meta:editing-cycles>
    <meta:generator>LibreOffice/7.1.1.2$MacOSX_X86_64 LibreOffice_project/fe0b08f4af1bacafe4c7ecc87ce55bb426164676</meta:generator>
    <meta:document-statistic meta:object-count="46"/>
  </office:meta>
</office:document-meta>
</file>